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buntu" officeooo:paragraph-rsid="0009697c"/>
    </style:style>
    <style:style style:name="P2" style:family="paragraph" style:parent-style-name="Standard">
      <style:text-properties style:font-name="Ubuntu" fo:font-size="22pt" fo:font-weight="bold" officeooo:paragraph-rsid="0009697c" style:font-size-asian="22pt" style:font-weight-asian="bold" style:font-size-complex="22pt" style:font-weight-complex="bold"/>
    </style:style>
    <style:style style:name="P3" style:family="paragraph" style:parent-style-name="Standard">
      <style:text-properties style:font-name="Ubuntu" fo:font-size="26pt" fo:font-weight="bold" officeooo:paragraph-rsid="0009697c" style:font-size-asian="26pt" style:font-weight-asian="bold" style:font-size-complex="26pt" style:font-weight-complex="bold"/>
    </style:style>
    <style:style style:name="P4" style:family="paragraph" style:parent-style-name="Standard">
      <style:text-properties style:font-name="Ubuntu" fo:font-size="14pt" fo:font-weight="bold" officeooo:paragraph-rsid="0009697c" style:font-size-asian="14pt" style:font-weight-asian="bold" style:font-size-complex="14pt" style:font-weight-complex="bold"/>
    </style:style>
    <style:style style:name="P5" style:family="paragraph" style:parent-style-name="Standard">
      <style:text-properties style:font-name="Ubuntu" fo:font-size="14pt" fo:font-weight="bold" officeooo:rsid="0009697c" officeooo:paragraph-rsid="0009697c" style:font-size-asian="14pt" style:font-weight-asian="bold" style:font-size-complex="14pt" style:font-weight-complex="bold"/>
    </style:style>
    <style:style style:name="T1" style:family="text">
      <style:text-properties officeooo:rsid="0009697c"/>
    </style:style>
    <style:style style:name="T2" style:family="text">
      <style:text-properties fo:font-size="24pt" officeooo:rsid="0009697c" style:font-size-asian="24pt" style:font-size-complex="24pt"/>
    </style:style>
    <style:style style:name="T3" style:family="text">
      <style:text-properties style:font-name="Ubuntu" officeooo:rsid="001e9814"/>
    </style:style>
    <style:style style:name="T4" style:family="text">
      <style:text-properties fo:color="#999999" style:font-name="Ubuntu" fo:font-size="12pt" fo:font-style="normal" fo:font-weight="normal" officeooo:rsid="0020e96b" style:font-size-asian="12pt" style:font-style-asian="normal" style:font-weight-asian="normal" style:font-size-complex="12pt" style:font-style-complex="normal" style:font-weight-complex="normal"/>
    </style:style>
    <style:style style:name="T5" style:family="text">
      <style:text-properties fo:color="#999999" style:font-name="Ubuntu" fo:font-size="12pt" fo:font-style="normal" fo:font-weight="normal" officeooo:rsid="0009697c" style:font-size-asian="12pt" style:font-style-asian="normal" style:font-weight-asian="normal" style:font-size-complex="12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Qué es “Toque a Bankia”?</text:span></text:p>
      <text:p text:style-name="P1"><text:span text:style-name="T1"/></text:p>
      <text:p text:style-name="P3"><text:span text:style-name="T1">Vamos a paralizar todas las sucursales</text:span></text:p>
      <text:p text:style-name="P1"><text:span text:style-name="T1"/></text:p>
      <text:p text:style-name="P3"><text:span text:style-name="T2">Vamos a rescatar los derechos de las personas</text:span><text:span text:style-name="T1"> </text:span></text:p>
      <text:p text:style-name="P1"><text:span text:style-name="T1"/></text:p>
      <text:p text:style-name="P1"><text:span text:style-name="T1"/></text:p>
      <text:p text:style-name="P4"><text:span text:style-name="T1">Queremos interrumpir la normalidad de la oficina </text:span></text:p>
      <text:p text:style-name="P1"><text:span text:style-name="T1">Interferir en la actividad habitual, en todas las sucursales, significa paralizar Bankia. </text:span></text:p>
      <text:p text:style-name="P1"><text:span text:style-name="T1"/></text:p>
      <text:p text:style-name="P5">Queremos ejercer derechos básicos de los clientes</text:p>
      <text:p text:style-name="P1"><text:span text:style-name="T1">Vamos a saturar la actividad de la sucursal, con toda la potencia de nuestra imaginación. Desde preguntar exhaustivamente por todos los productos, hasta pasear al perro o sufrir una lipotimia en la oficina. La palabra clave es “Cansinismo”.</text:span></text:p>
      <text:p text:style-name="P1"><text:span text:style-name="T1"/></text:p>
      <text:p text:style-name="P1"><text:span text:style-name="T1">Otra cuestión importante es tender al riesgo cero. Esto es bueno para que todo el mundo pueda participar en la acción</text:span></text:p>
      <text:p text:style-name="P1"><text:span text:style-name="T1"/></text:p>
      <text:p text:style-name="P5"><text:span text:style-name="T1">Queremos hacerlo durante toda la jornada</text:span></text:p>
      <text:p text:style-name="P1"><text:span text:style-name="T1">La eficacia está en la duración. Para bloquear toda la jornada laboral necesitamos ser suficientes para cubrir, por grupos, todas las franjas horarias. Aquí es clave evitar el desgaste excesivo de nadie.</text:span></text:p>
      <text:p text:style-name="P1"><text:span text:style-name="T1"/></text:p>
      <text:p text:style-name="P5"><text:span text:style-name="T1">Queremos visibilizar el 99%</text:span></text:p>
      <text:p text:style-name="P1"><text:span text:style-name="T1">El éxito de la acción es el éxito de todas las pequeñas acciones en el total de oficinas. La consigna aquí es ¡traete hasta a tu abuela! Por eso será importante que la información circule y se visibilice de la manera más coordinada posible.</text:span></text:p>
      <text:p text:style-name="P1"><text:span text:style-name="T1"/></text:p>
      <text:p text:style-name="P1"><text:span text:style-name="T1">¡Comienza ahora! </text:span><text:span text:style-name="T3"><text:s/></text:span><text:span text:style-name="T4">[</text:span><text:span text:style-name="T5">lleva </text:span><text:span text:style-name="T4">a pág </text:span><text:span text:style-name="T5">del mapa: “Regístrate y participa”</text:span><text:span text:style-name="T4">]</text:span></text:p>
      <text:p text:style-name="P1"><text:span text:style-name="T1">¿En qué Consiste el rescate? </text:span><text:span text:style-name="T3"><text:s/></text:span><text:span text:style-name="T4">[enlace a pág </text:span><text:span text:style-name="T5">El rescate</text:span><text:span text:style-name="T4">]</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2T13:20:12.51</meta:creation-date>
    <dc:date>2013-03-12T13:31:53.17</dc:date>
    <meta:editing-duration>P0D</meta:editing-duration>
    <meta:editing-cycles>1</meta:editing-cycles>
    <meta:document-statistic meta:table-count="0" meta:image-count="0" meta:object-count="0" meta:page-count="1" meta:paragraph-count="14" meta:word-count="210" meta:character-count="1285" meta:non-whitespace-character-count="1084"/>
    <meta:generator>LibreOffice/3.6$Windows_x86 LibreOffice_project/5b93205-6e6b3fc-7830f6d-c08ad66-1d9bf4</meta:generator>
  </office:meta>
</office:document-meta>
</file>